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5-01-2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4-01-0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3-01-11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1-12-2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1-01-1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9-12-1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8-12-3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7-12-19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7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6-12-19 22:01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6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6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5-12-21 20:39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4-01-13 20:27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3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3-01-09 21:0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2-01-18 19:30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1-01-05 20:35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0-01-06 20:19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9-01-14 16:54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8-01-03 16:0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7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7-01-03 17:38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6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6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6-01-12 22:49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5-01-11 16:53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4-01-06 04:54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3-01-02 20:23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2-01-04 00:37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1-01-03 23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9-01-08 17:51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8-01-09 17:12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7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7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6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6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7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6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6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58098203301</text:p>
          </table:table-cell>
          <table:table-cell office:value-type="string" calcext:value-type="string">
            <text:p>26S 09W 31DCC 01</text:p>
          </table:table-cell>
          <table:table-cell office:value-type="string" calcext:value-type="string">
            <text:p>198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72" meta:object-count="0"/>
    <meta:user-defined meta:name="AppVersion">3.0</meta:user-defined>
  </office:meta>
</office:document-meta>
</file>